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ffffff"/>
    </style:style>
    <style:style style:name="T46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47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Calibri" style:font-family-asian="Calibri" style:font-family-complex="Calibri" fo:background-color="transparent" fo:color="#e7e6e6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fo:color="#73919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fo:color="#9fa76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fo:color="#d3b172"/>
    </style:style>
    <style:style style:name="T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fo:color="#aa7d4a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8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5.00%" fo:text-align="left" fo:margin-top="12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top="12.00pt"/>
    </style: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5.00%" fo:text-align="left" fo:margin-top="12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top="12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top="12.00pt"/>
    </style:style>
    <style:style style:name="P11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CSS</text:span></text:p>
      <text:p text:style-name="P2"><text:span text:style-name="T2">SELETTORI</text:span></text:p>
      <text:p text:style-name="P3"><text:span text:style-name="T3">*</text:span><text:span text:style-name="T4">:<text:s/></text:span><text:span text:style-name="T5">selezione universale, si applica a tutti gli elementi.<text:s/></text:span><text:span text:style-name="T6">Usato tipicamente nel css reset, ignora l’ereditarietà.</text:span><text:span text:style-name="T7"><text:line-break/></text:span><text:span text:style-name="T8">p</text:span><text:span text:style-name="T9">:</text:span><text:span text:style-name="T10"><text:s/>seleziona tutti gli elementi p.</text:span><text:span text:style-name="T11"><text:line-break/></text:span><text:span text:style-name="T12">.gray</text:span><text:span text:style-name="T13">: seleziona tutti gli elementi con classe “gray”.</text:span><text:span text:style-name="T14"><text:line-break/></text:span><text:span text:style-name="T15">#second</text:span><text:span text:style-name="T16">: seleziona l’elemento con id “second”.<text:s/></text:span><text:span text:style-name="T17">Non è una pratica consigliata.</text:span><text:span text:style-name="T18"><text:line-break/></text:span><text:span text:style-name="T19">div .red</text:span><text:span text:style-name="T20">: seleziona tutte gli elementi con classe “red” dentro una div.</text:span><text:span text:style-name="T21"><text:line-break/></text:span><text:span text:style-name="T22">h1, h2</text:span><text:span text:style-name="T23">: selezione multipla, stile applicato a tutti gli h1 e h2.</text:span><text:span text:style-name="T24"><text:line-break/></text:span><text:span text:style-name="T25">.gray.tall</text:span><text:span text:style-name="T26">: selezione di elementi con classi multiple, in questo caso elementi sia “gray” sia “tall”.</text:span><text:span text:style-name="T27"><text:line-break/></text:span><text:span text:style-name="T28">div &gt; p</text:span><text:span text:style-name="T29">:<text:s/></text:span><text:span text:style-name="T30">selezione degli elementi p che hanno direttamente una div come nodo padre.</text:span></text:p>
      <text:p text:style-name="P4"><text:span text:style-name="T31">COLORI</text:span></text:p>
      <text:p text:style-name="P5"><text:span text:style-name="T32">blue</text:span><text:span text:style-name="T33">: alcuni colori si possono accedere semplicemente scrivendo il loro nome.</text:span><text:span text:style-name="T34"><text:line-break/></text:span><text:span text:style-name="T35">rgb(255, 34, 21)</text:span><text:span text:style-name="T36">: dichiarazione di un colore tramite funzione rgb (red, green, blue).<text:s/></text:span><text:span text:style-name="T37">I valori dei parametri vanno da 0 a 255.</text:span><text:span text:style-name="T38"><text:line-break/></text:span><text:span text:style-name="T39">rgba(255,34,21,0.8)</text:span><text:span text:style-name="T40">: funzione rgb con l’aggiunta del quarto parametro alfa di trasparenza.<text:s/></text:span><text:span text:style-name="T41">0 &lt;= a &lt;= 1, con 1 che è colore totalmente visibile, 0 completamente trasparente.</text:span><text:span text:style-name="T42"><text:line-break/></text:span><text:span text:style-name="T43">#34c3ee</text:span><text:span text:style-name="T44">: colore dichiarato con il suo codice esadecimale.</text:span><text:span text:style-name="T45"><text:s/></text:span><text:span text:style-name="T46">Si possono specificare valori anche con 3 cifre esadecimali, in tal caso una cifra rappresenta una coppia identica, ad esempio #f4c = #ff44cc, oppure #ff0 = #ffff00.</text:span></text:p>
      <text:p text:style-name="P6"><text:span text:style-name="T47">UNITA’</text:span></text:p>
      <text:p text:style-name="P7"><text:span text:style-name="T48">px</text:span><text:span text:style-name="T49">: un semplice pixel, valore assoluto.<text:s/></text:span><text:span text:style-name="T50">Non usare con font-size, altrimenti l’utente non può scegliere.</text:span><text:span text:style-name="T51"><text:line-break/></text:span><text:span text:style-name="T52">rem</text:span><text:span text:style-name="T53">: 1 rem è la grandezza di default del font impostata da browser, il riferimento è all’elemento root.<text:s/></text:span><text:span text:style-name="T54">Consigliato nella grandezza del font.</text:span><text:span text:style-name="T55"><text:line-break/></text:span><text:span text:style-name="T56">em</text:span><text:span text:style-name="T57">: 1 em è la grandezza impostata nel nodo padre.<text:s/></text:span><text:span text:style-name="T58">Usare rem è preferibile nei font.</text:span><text:span text:style-name="T59"><text:line-break/></text:span><text:span text:style-name="T60">ch</text:span><text:span text:style-name="T61">: un p con font-size di 40ch può contenere, prima di andare a capo, 40 caratteri.</text:span><text:span text:style-name="T62"><text:line-break/></text:span><text:span text:style-name="T63">vh</text:span><text:span text:style-name="T64"><text:s/>e<text:s/></text:span><text:span text:style-name="T65">vw</text:span><text:span text:style-name="T66">: 1vh corrisponde all’1% dell’altezza dello schermo, 1vw l’1% della larghezza.</text:span></text:p>
      <text:p text:style-name="P8"><text:span text:style-name="T67">BOX MODEL</text:span></text:p>
      <text:p text:style-name="P9"><text:span text:style-name="T68">Ogni elemento è formato da:</text:span><text:span text:style-name="T69"><text:s/></text:span><text:span text:style-name="T70">Content</text:span><text:span text:style-name="T71"><text:s/></text:span><text:span text:style-name="T72">–</text:span><text:span text:style-name="T73"><text:s/></text:span><text:span text:style-name="T74">Padding</text:span><text:span text:style-name="T75"><text:s/></text:span><text:span text:style-name="T76">–</text:span><text:span text:style-name="T77"><text:s/></text:span><text:span text:style-name="T78">Border</text:span><text:span text:style-name="T79"><text:s/></text:span><text:span text:style-name="T80">–</text:span><text:span text:style-name="T81"><text:s/></text:span><text:span text:style-name="T82">Margin</text:span><text:span text:style-name="T83">.</text:span></text:p>
      <text:p text:style-name="P9"><text:span text:style-name="T84">È buona norma inserire un css reset prima di ogni altra regola css, perché alcuni elementi hanno un proprio margin o padding:</text:span></text:p>
      <text:p text:style-name="P9"><text:span text:style-name="T85">* {<text:line-break/><text:s text:c="5"/>margin: 0;<text:line-break/><text:s text:c="5"/>padding: 0;<text:line-break/><text:s text:c="5"/>box-sizing: content-box;<text:line-break/>}</text:span></text:p>
      <text:p text:style-name="P10"><text:span text:style-name="T86">TIPOGRAFIA</text:span></text:p>
      <text:p text:style-name="P11"><text:span text:style-name="T87">color</text:span><text:span text:style-name="T88">: setta il colore del testo.<text:line-break/></text:span><text:span text:style-name="T89">font-family</text:span><text:span text:style-name="T90">: setta il font del testo, con piu valori, i successivi sono font fallback.<text:line-break/></text:span><text:span text:style-name="T91">font-size</text:span><text:span text:style-name="T92">: setta la grandezza del font, di default è 16px.<text:line-break/></text:span><text:span text:style-name="T93">font-style</text:span><text:span text:style-name="T94">: testo italico, obliquo ecc.<text:line-break/></text:span><text:span text:style-name="T95">font-weight</text:span><text:span text:style-name="T96">: setta la pesantezza del font.<text:line-break/></text:span><text:span text:style-name="T97">letter-spacing</text:span><text:span text:style-name="T98">: setta lo spazio tra le lettere del testo, es: letter-spacing: 0.1rem;<text:line-break/></text:span><text:span text:style-name="T99">line-height</text:span><text:span text:style-name="T100">: il valore di default è 1.2, setta lo spazio tra le linee di testo.<text:line-break/></text:span><text:span text:style-name="T101">text-align</text:span><text:span text:style-name="T102">: cambia l’allineamento del testo, a sinistra, giustificato, al centro ecc.<text:line-break/></text:span><text:span text:style-name="T103">text-decoration</text:span><text:span text:style-name="T104">: rende il testo sottolineato, barrato ecc.<text:line-break/></text:span><text:span text:style-name="T105">text-indent</text:span><text:span text:style-name="T106">: indenta il testo (la prima riga) di un certo spazio, es: text-indent: 3px;<text:line-break/></text:span><text:span text:style-name="T107">text-transform</text:span><text:span text:style-name="T108">: rende il testo maiuscolo, minuscolo ecc.<text:line-break/></text:span><text:span text:style-name="T109">word-spacing</text:span><text:span text:style-name="T110">: setta lo spazio tra le parole del testo, es: word-spacing: 1rem;</text:span></text:p>
      <text:p text:style-name="P11"><text:span text:style-name="T1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